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f535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0df6e2" officeooo:paragraph-rsid="000df6e2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0ef535" officeooo:paragraph-rsid="000ef535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rsid="000ef535" officeooo:paragraph-rsid="00106544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officeooo:rsid="00119544" officeooo:paragraph-rsid="00119544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119544" officeooo:paragraph-rsid="00120ef4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20ef4" officeooo:paragraph-rsid="00120ef4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rsid="00124c1c" officeooo:paragraph-rsid="00124c1c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0ef535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06544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19544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officeooo:rsid="00120ef4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officeooo:rsid="00124c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><text:tab/>Lieber Product Owner</text:span><text:line-break/><text:line-break/><text:span text:style-name="T2">I felt like it was my worst week ever…</text:span></text:p>
      <text:p text:style-name="P2"><text:span text:style-name="T2">ugly: <text:s text:c="2"/>Situation with Efrat and that I was blamed by Jacluine, that it was my fault.</text:span></text:p>
      <text:p text:style-name="P2"><text:span text:style-name="T2"><text:tab/>Website end result...cant believe everyone in our team happy about it. </text:span></text:p>
      <text:p text:style-name="P2"><text:span text:style-name="T2">Since day one I been mentioning that we have one style, at list color pallet. </text:span></text:p>
      <text:p text:style-name="P2"><text:span text:style-name="T2">How how we all agreed but at the end we got what we have. </text:span></text:p>
      <text:p text:style-name="P2"><text:span text:style-name="T2"/></text:p>
      <text:p text:style-name="P5"><text:span text:style-name="T1">bad: <text:s/>communication, I don't have a technical language, I have a difficulties remembering terminology. </text:span><text:span text:style-name="T3">Feeling hard to express myself.</text:span><text:span text:style-name="T1"> </text:span><text:span text:style-name="T3">May be that is why team don't take me seriously.</text:span></text:p>
      <text:p text:style-name="P5"><text:span text:style-name="T3">Language barriers, </text:span><text:span text:style-name="T4">as </text:span><text:span text:style-name="T3">an example my choose of scrum master would be bilingual speaking person. I have chosen Patrick , but he felt demotivated this time and at the end he tactically did. </text:span><text:span text:style-name="T4">(my next project goal to spare some time for that- </text:span><text:span text:style-name="T5">terminology)</text:span><text:span text:style-name="T4"> </text:span></text:p>
      <text:p text:style-name="P5"><text:span text:style-name="T4"/></text:p>
      <text:p text:style-name="P7"><text:span text:style-name="T1">Good: I happy with my page, I really wrote it all by myself. Would be great to have a personal feedback, code shortcuts, <text:s/>style suggestions and more. I liked Mariano's illustrations, at list what some who joined our pages. </text:span><text:span text:style-name="T5">He done his design :)</text:span></text:p>
      <text:p text:style-name="P7"><text:span text:style-name="T5"/></text:p>
      <text:p text:style-name="P8"><text:span text:style-name="T1">my personal goals were to make my sketch run -++ and have no conflicts ---.</text:span></text:p>
      <text:p text:style-name="P8"><text:span text:style-name="T1"/></text:p>
      <text:p text:style-name="P8"><text:span text:style-name="T1"/></text:p>
      <text:p text:style-name="P8"><text:span text:style-name="T1">in general I am too tired of complains - bad this, not good that, krja-krja-krja :)</text:span></text:p>
      <text:p text:style-name="P8"><text:span text:style-name="T1"/></text:p>
      <text:p text:style-name="P8"><text:span text:style-name="T1">so many people not happy about that system in general. Hoping that we are just getting use to it. </text:span></text:p>
      <text:p text:style-name="P8"><text:span text:style-name="T1"/></text:p>
      <text:p text:style-name="P8"><text:span text:style-name="T1">And thank you! </text:span></text:p>
      <text:p text:style-name="P8"><text:span text:style-name="T1">Thank you for this challenge. Sometimes I feel like </text:span><text:span text:style-name="T6">that for you coaches that is harder and for as, but to don't complain, more patient <text:s/>than us.</text:span></text:p>
      <text:p text:style-name="P8"><text:span text:style-name="T1"/></text:p>
      <text:p text:style-name="P8"><text:span text:style-name="T1"/></text:p>
      <text:p text:style-name="P9"><text:span text:style-name="T1">Best wishes</text:span></text:p>
      <text:p text:style-name="P9"><text:span text:style-name="T1">Ksenija</text:span></text:p>
      <text:p text:style-name="P8"><text:span text:style-name="T1"/></text:p>
      <text:p text:style-name="P7"><text:span text:style-name="T1"/></text:p>
      <text:p text:style-name="P7"><text:span text:style-name="T1"><text:s/></text:span></text:p>
      <text:p text:style-name="P6"><text:span text:style-name="T1"><text:tab/></text:span></text:p>
      <text:p text:style-name="P5"><text:span text:style-name="T3"/></text:p>
      <text:p text:style-name="P4"><text:span text:style-name="T1"/></text:p>
      <text:p text:style-name="P4"><text:span text:style-name="T1"/></text:p>
      <text:p text:style-name="P2"><text:span text:style-name="T2"><text:s/></text:span><text:line-break/></text:p>
      <text:p text:style-name="P1"/>
      <text:p text:style-name="P1"/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6:15:34.694117033</meta:creation-date>
    <dc:date>2021-05-25T23:44:13.271766439</dc:date>
    <meta:editing-duration>PT7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69" meta:character-count="1471" meta:non-whitespace-character-count="1199"/>
  </office:meta>
</office:document-meta>
</file>